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3.55cm" fo:min-width="5.3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1.098cm" fo:min-width="1.2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161cm" fo:min-width="0.01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16cm" fo:min-width="0.011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21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0.16cm" fo:min-width="0.01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372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367cm" fo:padding-top="0.142cm" fo:padding-bottom="0.142cm" fo:padding-left="0.267cm" fo:padding-right="0.267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3.498cm" fo:min-width="5.2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afd095" draw:textarea-horizontal-align="justify" draw:textarea-vertical-align="middle" draw:auto-grow-height="false" fo:min-height="6.298cm" fo:min-width="4.948cm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6d6d" draw:textarea-horizontal-align="justify" draw:textarea-vertical-align="middle" draw:auto-grow-height="false" fo:min-height="0.95cm" fo:min-width="0.9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d7" draw:textarea-horizontal-align="justify" draw:textarea-vertical-align="middle" draw:auto-grow-height="false" fo:min-height="0.648cm" fo:min-width="2.861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afd095" draw:textarea-horizontal-align="justify" draw:textarea-vertical-align="middle" draw:auto-grow-height="false" fo:min-height="0.784cm" fo:min-width="5.646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849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a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solid" svg:stroke-color="#000000" draw:fill="none" draw:fill-color="#ffffff" fo:min-height="2.45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0000"/>
    </style:style>
    <style:style style:name="P5" style:family="paragraph">
      <loext:graphic-properties draw:fill="none" draw:fill-color="#ffffff"/>
      <style:paragraph-properties fo:text-align="center"/>
      <style:text-properties fo:color="#ff0000"/>
    </style:style>
    <style:style style:name="P6" style:family="paragraph">
      <loext:graphic-properties draw:fill-color="#ffa6a6"/>
      <style:paragraph-properties fo:text-align="center"/>
      <style:text-properties fo:font-size="6pt"/>
    </style:style>
    <style:style style:name="P7" style:family="paragraph">
      <loext:graphic-properties draw:fill="none"/>
      <style:paragraph-properties fo:text-align="center"/>
      <style:text-properties fo:font-size="6pt"/>
    </style:style>
    <style:style style:name="P8" style:family="paragraph">
      <style:paragraph-properties fo:text-align="center"/>
      <style:text-properties fo:font-size="6pt" fo:font-weight="bold"/>
    </style:style>
    <style:style style:name="P9" style:family="paragraph">
      <loext:graphic-properties draw:fill="none" draw:fill-color="#ffffff"/>
      <style:paragraph-properties fo:text-align="center"/>
      <style:text-properties fo:font-size="6pt" fo:font-weight="bold"/>
    </style:style>
    <style:style style:name="P10" style:family="paragraph">
      <style:paragraph-properties fo:text-align="center"/>
      <style:text-properties fo:color="#ff0000" fo:font-size="6pt"/>
    </style:style>
    <style:style style:name="P11" style:family="paragraph">
      <loext:graphic-properties draw:fill="none" draw:fill-color="#ffffff"/>
      <style:paragraph-properties fo:text-align="center"/>
      <style:text-properties fo:color="#ff0000" fo:font-size="6pt"/>
    </style:style>
    <style:style style:name="P12" style:family="paragraph">
      <style:text-properties fo:font-size="6pt"/>
    </style:style>
    <style:style style:name="P13" style:family="paragraph">
      <loext:graphic-properties draw:fill="none" draw:fill-color="#ffffff"/>
      <style:text-properties fo:font-size="6pt"/>
    </style:style>
    <style:style style:name="P14" style:family="paragraph">
      <loext:graphic-properties draw:fill-color="#afd095"/>
      <style:paragraph-properties fo:text-align="center"/>
    </style:style>
    <style:style style:name="P15" style:family="paragraph">
      <style:paragraph-properties fo:text-align="center"/>
      <style:text-properties fo:color="#2a6099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17" style:family="paragraph">
      <style:paragraph-properties fo:text-align="center"/>
      <style:text-properties fo:color="#00a933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00a933" fo:font-weight="bold" style:font-weight-asian="bold" style:font-weight-complex="bold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-color="#ffffd7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text-properties fo:font-style="italic"/>
    </style:style>
    <style:style style:name="P23" style:family="paragraph">
      <loext:graphic-properties draw:fill="none" draw:fill-color="#ffffff"/>
      <style:text-properties fo:font-style="italic"/>
    </style:style>
    <style:style style:name="P24" style:family="paragraph">
      <style:text-properties fo:color="#ff0000"/>
    </style:style>
    <style:style style:name="P25" style:family="paragraph">
      <loext:graphic-properties draw:fill="none" draw:fill-color="#ffffff"/>
      <style:text-properties fo:color="#ff0000"/>
    </style:style>
    <style:style style:name="P26" style:family="paragraph">
      <style:text-properties fo:color="#00a933"/>
    </style:style>
    <style:style style:name="P27" style:family="paragraph">
      <loext:graphic-properties draw:fill="none" draw:fill-color="#ffffff"/>
      <style:text-properties fo:color="#00a933"/>
    </style:style>
    <style:style style:name="T1" style:family="text">
      <style:text-properties fo:color="#ff0000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cm" svg:height="3.8cm" svg:x="1.1cm" svg:y="5.2cm">
          <text:p text:style-name="P1">Village* back;</text:p>
          <text:p text:style-name="P1">Hosp hosp;</text:p>
          <text:p text:style-name="P1">List returned;</text:p>
          <text:p text:style-name="P1">int label;</text:p>
          <text:p text:style-name="P1">Village* forward[4];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4.3cm" svg:x2="4cm" svg:y2="3.469cm">
          <text:p/>
        </draw:line>
        <draw:frame draw:style-name="gr3" draw:text-style-name="P5" draw:layer="layout" svg:width="2.2cm" svg:height="0.962cm" svg:x="2.9cm" svg:y="2.638cm">
          <draw:text-box>
            <text:p text:style-name="P4"><text:span text:style-name="T1">NULL</text:span></text:p>
          </draw:text-box>
        </draw:frame>
        <draw:custom-shape draw:style-name="gr4" draw:text-style-name="P2" draw:layer="layout" svg:width="1.8cm" svg:height="1.4cm" svg:x="1.9cm" svg:y="12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cm" svg:height="1.4cm" svg:x="12.4cm" svg:y="1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18cm" svg:y="12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6.9cm" svg:y="12.7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0.563cm" svg:height="0.463cm" svg:x="2.156cm" svg:y="10.8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63cm" svg:height="0.462cm" svg:x="3.125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2.375cm" svg:y1="10.954cm" svg:x2="3.094cm" svg:y2="10.954cm">
            <text:p/>
          </draw:line>
          <draw:line draw:style-name="gr2" draw:text-style-name="P7" draw:layer="layout" svg:x1="3.438cm" svg:y1="10.987cm" svg:x2="4.157cm" svg:y2="10.987cm">
            <text:p/>
          </draw:line>
          <draw:line draw:style-name="gr2" draw:text-style-name="P7" draw:layer="layout" svg:x1="3.406cm" svg:y1="11.185cm" svg:x2="2.75cm" svg:y2="11.185cm">
            <text:p/>
          </draw:line>
          <draw:frame draw:style-name="gr7" draw:text-style-name="P9" draw:layer="layout" svg:width="0.532cm" svg:height="0.965cm" svg:x="4.156cm" svg:y="10.888cm">
            <draw:text-box>
              <text:p text:style-name="P8">...</text:p>
            </draw:text-box>
          </draw:frame>
          <draw:custom-shape draw:style-name="gr8" draw:text-style-name="P6" draw:layer="layout" svg:width="0.562cm" svg:height="0.462cm" svg:x="5.031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4.313cm" svg:y1="10.987cm" svg:x2="5.032cm" svg:y2="10.987cm">
            <text:p/>
          </draw:line>
          <draw:line draw:style-name="gr2" draw:text-style-name="P7" draw:layer="layout" svg:x1="5.344cm" svg:y1="11.185cm" svg:x2="4.688cm" svg:y2="11.185cm">
            <text:p/>
          </draw:line>
          <draw:line draw:style-name="gr2" draw:text-style-name="P7" draw:layer="layout" svg:x1="5.344cm" svg:y1="11.02cm" svg:x2="5.844cm" svg:y2="11.02cm">
            <text:p/>
          </draw:line>
          <draw:frame draw:style-name="gr9" draw:text-style-name="P11" draw:layer="layout" svg:width="0.687cm" svg:height="1.203cm" svg:x="5.813cm" svg:y="10.855cm">
            <draw:text-box>
              <text:p text:style-name="P10"><text:span text:style-name="T1">NULL</text:span></text:p>
            </draw:text-box>
          </draw:frame>
          <draw:frame draw:style-name="gr10" draw:text-style-name="P13" draw:layer="layout" svg:width="0.813cm" svg:height="0.999cm" svg:x="2cm" svg:y="10.063cm">
            <draw:text-box>
              <text:p text:style-name="P12">Patient</text:p>
            </draw:text-box>
          </draw:frame>
          <draw:line draw:style-name="gr2" draw:text-style-name="P7" draw:layer="layout" svg:x1="2.375cm" svg:y1="11.021cm" svg:x2="2.375cm" svg:y2="10.526cm">
            <text:p/>
          </draw:line>
          <draw:frame draw:style-name="gr10" draw:text-style-name="P13" draw:layer="layout" svg:width="0.813cm" svg:height="0.999cm" svg:x="3.031cm" svg:y="11.549cm">
            <draw:text-box>
              <text:p text:style-name="P12">Patient</text:p>
            </draw:text-box>
          </draw:frame>
          <draw:line draw:style-name="gr2" draw:text-style-name="P7" draw:layer="layout" svg:x1="3.406cm" svg:y1="11.086cm" svg:x2="3.406cm" svg:y2="11.548cm">
            <text:p/>
          </draw:line>
          <draw:frame draw:style-name="gr10" draw:text-style-name="P13" draw:layer="layout" svg:width="0.813cm" svg:height="0.999cm" svg:x="4.875cm" svg:y="9.9cm">
            <draw:text-box>
              <text:p text:style-name="P12">Patient</text:p>
            </draw:text-box>
          </draw:frame>
          <draw:line draw:style-name="gr2" draw:text-style-name="P7" draw:layer="layout" svg:x1="5.281cm" svg:y1="11.087cm" svg:x2="5.281cm" svg:y2="10.262cm">
            <text:p/>
          </draw:line>
        </draw:g>
        <draw:custom-shape draw:style-name="gr11" draw:text-style-name="P2" draw:layer="layout" svg:width="5.8cm" svg:height="3.8cm" svg:x="1.1cm" svg:y="5.2cm">
          <text:p text:style-name="P1">Village* back;</text:p>
          <text:p text:style-name="P1">Hosp hosp;</text:p>
          <text:p text:style-name="P1">List returned;</text:p>
          <text:p text:style-name="P1">int label;</text:p>
          <text:p text:style-name="P1">Village* forward[4];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5cm" svg:height="6.6cm" svg:x="11.9cm" svg:y="1.1cm">
          <text:p text:style-name="P1">int personnel;</text:p>
          <text:p text:style-name="P1">int free_personnel;</text:p>
          <text:p text:style-name="P1">int num_waiting_</text:p>
          <text:p text:style-name="P1">patients;</text:p>
          <text:p text:style-name="P1"/>
          <text:p text:style-name="P1">List waiting;</text:p>
          <text:p text:style-name="P1">List assess;</text:p>
          <text:p text:style-name="P1">List inside;</text:p>
          <text:p text:style-name="P1">List up;</text:p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5.8cm" svg:height="0.962cm" svg:x="1cm" svg:y="4.138cm">
          <draw:text-box>
            <text:p text:style-name="P15"><text:span text:style-name="T2">Village</text:span></text:p>
          </draw:text-box>
        </draw:frame>
        <draw:frame draw:style-name="gr3" draw:text-style-name="P18" draw:layer="layout" svg:width="5.4cm" svg:height="0.962cm" svg:x="12cm" svg:y="0.1cm">
          <draw:text-box>
            <text:p text:style-name="P17"><text:span text:style-name="T3">Hosp</text:span></text:p>
          </draw:text-box>
        </draw:frame>
        <draw:line draw:style-name="gr2" draw:text-style-name="P3" draw:layer="layout" svg:x1="5.9cm" svg:y1="7.1cm" svg:x2="7.4cm" svg:y2="7.1cm">
          <text:p/>
        </draw:line>
        <draw:line draw:style-name="gr13" draw:text-style-name="P3" draw:layer="layout" svg:x1="2.8cm" svg:y1="12.6cm" svg:x2="3.7cm" svg:y2="9cm">
          <text:p/>
        </draw:line>
        <draw:g>
          <draw:custom-shape draw:style-name="gr5" draw:text-style-name="P6" draw:layer="layout" svg:width="0.563cm" svg:height="0.463cm" svg:x="6.756cm" svg:y="10.8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63cm" svg:height="0.462cm" svg:x="7.725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6.975cm" svg:y1="10.954cm" svg:x2="7.694cm" svg:y2="10.954cm">
            <text:p/>
          </draw:line>
          <draw:line draw:style-name="gr2" draw:text-style-name="P7" draw:layer="layout" svg:x1="8.038cm" svg:y1="10.987cm" svg:x2="8.757cm" svg:y2="10.987cm">
            <text:p/>
          </draw:line>
          <draw:line draw:style-name="gr2" draw:text-style-name="P7" draw:layer="layout" svg:x1="8.006cm" svg:y1="11.185cm" svg:x2="7.35cm" svg:y2="11.185cm">
            <text:p/>
          </draw:line>
          <draw:frame draw:style-name="gr7" draw:text-style-name="P9" draw:layer="layout" svg:width="0.532cm" svg:height="0.965cm" svg:x="8.756cm" svg:y="10.888cm">
            <draw:text-box>
              <text:p text:style-name="P8">...</text:p>
            </draw:text-box>
          </draw:frame>
          <draw:custom-shape draw:style-name="gr8" draw:text-style-name="P6" draw:layer="layout" svg:width="0.562cm" svg:height="0.462cm" svg:x="9.631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8.913cm" svg:y1="10.987cm" svg:x2="9.632cm" svg:y2="10.987cm">
            <text:p/>
          </draw:line>
          <draw:line draw:style-name="gr2" draw:text-style-name="P7" draw:layer="layout" svg:x1="9.944cm" svg:y1="11.185cm" svg:x2="9.288cm" svg:y2="11.185cm">
            <text:p/>
          </draw:line>
          <draw:line draw:style-name="gr2" draw:text-style-name="P7" draw:layer="layout" svg:x1="9.944cm" svg:y1="11.02cm" svg:x2="10.444cm" svg:y2="11.02cm">
            <text:p/>
          </draw:line>
          <draw:frame draw:style-name="gr9" draw:text-style-name="P11" draw:layer="layout" svg:width="0.687cm" svg:height="1.203cm" svg:x="10.413cm" svg:y="10.855cm">
            <draw:text-box>
              <text:p text:style-name="P10"><text:span text:style-name="T1">NULL</text:span></text:p>
            </draw:text-box>
          </draw:frame>
          <draw:frame draw:style-name="gr10" draw:text-style-name="P13" draw:layer="layout" svg:width="0.813cm" svg:height="0.999cm" svg:x="6.6cm" svg:y="10.063cm">
            <draw:text-box>
              <text:p text:style-name="P12">Patient</text:p>
            </draw:text-box>
          </draw:frame>
          <draw:line draw:style-name="gr2" draw:text-style-name="P7" draw:layer="layout" svg:x1="6.975cm" svg:y1="11.021cm" svg:x2="6.975cm" svg:y2="10.526cm">
            <text:p/>
          </draw:line>
          <draw:frame draw:style-name="gr10" draw:text-style-name="P13" draw:layer="layout" svg:width="0.813cm" svg:height="0.999cm" svg:x="7.631cm" svg:y="11.549cm">
            <draw:text-box>
              <text:p text:style-name="P12">Patient</text:p>
            </draw:text-box>
          </draw:frame>
          <draw:line draw:style-name="gr2" draw:text-style-name="P7" draw:layer="layout" svg:x1="8.006cm" svg:y1="11.086cm" svg:x2="8.006cm" svg:y2="11.548cm">
            <text:p/>
          </draw:line>
          <draw:frame draw:style-name="gr10" draw:text-style-name="P13" draw:layer="layout" svg:width="0.813cm" svg:height="0.999cm" svg:x="9.475cm" svg:y="9.9cm">
            <draw:text-box>
              <text:p text:style-name="P12">Patient</text:p>
            </draw:text-box>
          </draw:frame>
          <draw:line draw:style-name="gr2" draw:text-style-name="P7" draw:layer="layout" svg:x1="9.881cm" svg:y1="11.087cm" svg:x2="9.881cm" svg:y2="10.262cm">
            <text:p/>
          </draw:line>
        </draw:g>
        <draw:line draw:style-name="gr13" draw:text-style-name="P3" draw:layer="layout" svg:x1="8.4cm" svg:y1="12.3cm" svg:x2="5cm" svg:y2="9cm">
          <text:p/>
        </draw:line>
        <draw:line draw:style-name="gr2" draw:text-style-name="P3" draw:layer="layout" svg:x1="4cm" svg:y1="8.9cm" svg:x2="3.2cm" svg:y2="12.7cm">
          <text:p/>
        </draw:line>
        <draw:line draw:style-name="gr2" draw:text-style-name="P3" draw:layer="layout" svg:x1="3.973cm" svg:y1="8.9cm" svg:x2="7.8cm" svg:y2="12.6cm">
          <text:p/>
        </draw:line>
        <draw:g>
          <draw:custom-shape draw:style-name="gr5" draw:text-style-name="P6" draw:layer="layout" svg:width="0.563cm" svg:height="0.463cm" svg:x="12.256cm" svg:y="10.8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63cm" svg:height="0.462cm" svg:x="13.225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12.475cm" svg:y1="10.954cm" svg:x2="13.194cm" svg:y2="10.954cm">
            <text:p/>
          </draw:line>
          <draw:line draw:style-name="gr2" draw:text-style-name="P7" draw:layer="layout" svg:x1="13.538cm" svg:y1="10.987cm" svg:x2="14.257cm" svg:y2="10.987cm">
            <text:p/>
          </draw:line>
          <draw:line draw:style-name="gr2" draw:text-style-name="P7" draw:layer="layout" svg:x1="13.506cm" svg:y1="11.185cm" svg:x2="12.85cm" svg:y2="11.185cm">
            <text:p/>
          </draw:line>
          <draw:frame draw:style-name="gr7" draw:text-style-name="P9" draw:layer="layout" svg:width="0.532cm" svg:height="0.965cm" svg:x="14.256cm" svg:y="10.888cm">
            <draw:text-box>
              <text:p text:style-name="P8">...</text:p>
            </draw:text-box>
          </draw:frame>
          <draw:custom-shape draw:style-name="gr8" draw:text-style-name="P6" draw:layer="layout" svg:width="0.562cm" svg:height="0.462cm" svg:x="15.131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14.413cm" svg:y1="10.987cm" svg:x2="15.132cm" svg:y2="10.987cm">
            <text:p/>
          </draw:line>
          <draw:line draw:style-name="gr2" draw:text-style-name="P7" draw:layer="layout" svg:x1="15.444cm" svg:y1="11.185cm" svg:x2="14.788cm" svg:y2="11.185cm">
            <text:p/>
          </draw:line>
          <draw:line draw:style-name="gr2" draw:text-style-name="P7" draw:layer="layout" svg:x1="15.444cm" svg:y1="11.02cm" svg:x2="15.944cm" svg:y2="11.02cm">
            <text:p/>
          </draw:line>
          <draw:frame draw:style-name="gr9" draw:text-style-name="P11" draw:layer="layout" svg:width="0.687cm" svg:height="1.203cm" svg:x="15.913cm" svg:y="10.855cm">
            <draw:text-box>
              <text:p text:style-name="P10"><text:span text:style-name="T1">NULL</text:span></text:p>
            </draw:text-box>
          </draw:frame>
          <draw:frame draw:style-name="gr10" draw:text-style-name="P13" draw:layer="layout" svg:width="0.813cm" svg:height="0.999cm" svg:x="12.1cm" svg:y="10.063cm">
            <draw:text-box>
              <text:p text:style-name="P12">Patient</text:p>
            </draw:text-box>
          </draw:frame>
          <draw:line draw:style-name="gr2" draw:text-style-name="P7" draw:layer="layout" svg:x1="12.475cm" svg:y1="11.021cm" svg:x2="12.475cm" svg:y2="10.526cm">
            <text:p/>
          </draw:line>
          <draw:frame draw:style-name="gr10" draw:text-style-name="P13" draw:layer="layout" svg:width="0.813cm" svg:height="0.999cm" svg:x="13.131cm" svg:y="11.549cm">
            <draw:text-box>
              <text:p text:style-name="P12">Patient</text:p>
            </draw:text-box>
          </draw:frame>
          <draw:line draw:style-name="gr2" draw:text-style-name="P7" draw:layer="layout" svg:x1="13.506cm" svg:y1="11.086cm" svg:x2="13.506cm" svg:y2="11.548cm">
            <text:p/>
          </draw:line>
          <draw:frame draw:style-name="gr10" draw:text-style-name="P13" draw:layer="layout" svg:width="0.813cm" svg:height="0.999cm" svg:x="14.975cm" svg:y="9.9cm">
            <draw:text-box>
              <text:p text:style-name="P12">Patient</text:p>
            </draw:text-box>
          </draw:frame>
          <draw:line draw:style-name="gr2" draw:text-style-name="P7" draw:layer="layout" svg:x1="15.381cm" svg:y1="11.087cm" svg:x2="15.381cm" svg:y2="10.262cm">
            <text:p/>
          </draw:line>
        </draw:g>
        <draw:line draw:style-name="gr13" draw:text-style-name="P3" draw:layer="layout" svg:x1="12.9cm" svg:y1="10.4cm" svg:x2="6cm" svg:y2="6.8cm">
          <text:p/>
        </draw:line>
        <draw:line draw:style-name="gr2" draw:text-style-name="P3" draw:layer="layout" svg:x1="4cm" svg:y1="6.7cm" svg:x2="13.3cm" svg:y2="10.5cm">
          <text:p/>
        </draw:line>
        <draw:g>
          <draw:custom-shape draw:style-name="gr5" draw:text-style-name="P6" draw:layer="layout" svg:width="0.563cm" svg:height="0.463cm" svg:x="16.656cm" svg:y="10.85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0.563cm" svg:height="0.462cm" svg:x="17.625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16.875cm" svg:y1="10.954cm" svg:x2="17.594cm" svg:y2="10.954cm">
            <text:p/>
          </draw:line>
          <draw:line draw:style-name="gr2" draw:text-style-name="P7" draw:layer="layout" svg:x1="17.938cm" svg:y1="10.987cm" svg:x2="18.657cm" svg:y2="10.987cm">
            <text:p/>
          </draw:line>
          <draw:line draw:style-name="gr2" draw:text-style-name="P7" draw:layer="layout" svg:x1="17.906cm" svg:y1="11.185cm" svg:x2="17.25cm" svg:y2="11.185cm">
            <text:p/>
          </draw:line>
          <draw:frame draw:style-name="gr7" draw:text-style-name="P9" draw:layer="layout" svg:width="0.532cm" svg:height="0.965cm" svg:x="18.656cm" svg:y="10.888cm">
            <draw:text-box>
              <text:p text:style-name="P8">...</text:p>
            </draw:text-box>
          </draw:frame>
          <draw:custom-shape draw:style-name="gr8" draw:text-style-name="P6" draw:layer="layout" svg:width="0.562cm" svg:height="0.462cm" svg:x="19.531cm" svg:y="10.88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7" draw:layer="layout" svg:x1="18.813cm" svg:y1="10.987cm" svg:x2="19.532cm" svg:y2="10.987cm">
            <text:p/>
          </draw:line>
          <draw:line draw:style-name="gr2" draw:text-style-name="P7" draw:layer="layout" svg:x1="19.844cm" svg:y1="11.185cm" svg:x2="19.188cm" svg:y2="11.185cm">
            <text:p/>
          </draw:line>
          <draw:line draw:style-name="gr2" draw:text-style-name="P7" draw:layer="layout" svg:x1="19.844cm" svg:y1="11.02cm" svg:x2="20.344cm" svg:y2="11.02cm">
            <text:p/>
          </draw:line>
          <draw:frame draw:style-name="gr9" draw:text-style-name="P11" draw:layer="layout" svg:width="0.687cm" svg:height="1.203cm" svg:x="20.313cm" svg:y="10.855cm">
            <draw:text-box>
              <text:p text:style-name="P10"><text:span text:style-name="T1">NULL</text:span></text:p>
            </draw:text-box>
          </draw:frame>
          <draw:frame draw:style-name="gr10" draw:text-style-name="P13" draw:layer="layout" svg:width="0.813cm" svg:height="0.999cm" svg:x="16.5cm" svg:y="10.063cm">
            <draw:text-box>
              <text:p text:style-name="P12">Patient</text:p>
            </draw:text-box>
          </draw:frame>
          <draw:line draw:style-name="gr2" draw:text-style-name="P7" draw:layer="layout" svg:x1="16.875cm" svg:y1="11.021cm" svg:x2="16.875cm" svg:y2="10.526cm">
            <text:p/>
          </draw:line>
          <draw:frame draw:style-name="gr10" draw:text-style-name="P13" draw:layer="layout" svg:width="0.813cm" svg:height="0.999cm" svg:x="17.531cm" svg:y="11.549cm">
            <draw:text-box>
              <text:p text:style-name="P12">Patient</text:p>
            </draw:text-box>
          </draw:frame>
          <draw:line draw:style-name="gr2" draw:text-style-name="P7" draw:layer="layout" svg:x1="17.906cm" svg:y1="11.086cm" svg:x2="17.906cm" svg:y2="11.548cm">
            <text:p/>
          </draw:line>
          <draw:frame draw:style-name="gr10" draw:text-style-name="P13" draw:layer="layout" svg:width="0.813cm" svg:height="0.999cm" svg:x="19.375cm" svg:y="9.9cm">
            <draw:text-box>
              <text:p text:style-name="P12">Patient</text:p>
            </draw:text-box>
          </draw:frame>
          <draw:line draw:style-name="gr2" draw:text-style-name="P7" draw:layer="layout" svg:x1="19.781cm" svg:y1="11.087cm" svg:x2="19.781cm" svg:y2="10.262cm">
            <text:p/>
          </draw:line>
        </draw:g>
        <draw:line draw:style-name="gr13" draw:text-style-name="P3" draw:layer="layout" svg:x1="18.6cm" svg:y1="10.5cm" svg:x2="6.9cm" svg:y2="6.5cm">
          <text:p/>
        </draw:line>
        <draw:line draw:style-name="gr2" draw:text-style-name="P3" draw:layer="layout" svg:x1="4.1cm" svg:y1="6.8cm" svg:x2="18.8cm" svg:y2="10.6cm">
          <text:p/>
        </draw:line>
        <draw:custom-shape draw:style-name="gr14" draw:text-style-name="P19" draw:layer="layout" svg:width="1.4cm" svg:height="1.2cm" svg:x="8.5cm" svg:y="4.7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cm" svg:y1="7.8cm" svg:x2="11.5cm" svg:y2="4.2cm">
          <text:p/>
        </draw:line>
        <draw:custom-shape draw:style-name="gr15" draw:text-style-name="P20" draw:layer="layout" svg:width="3.9cm" svg:height="1.9cm" svg:x="2.1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1" draw:layer="layout" svg:width="4.1cm" svg:height="0.962cm" svg:x="1.8cm" svg:y="16.1cm">
          <draw:text-box>
            <text:p>Assessment</text:p>
          </draw:text-box>
        </draw:frame>
        <draw:custom-shape draw:style-name="gr16" draw:text-style-name="P14" draw:layer="layout" svg:width="7.083cm" svg:height="2.171cm" svg:x="8.544cm" svg:y="16.8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1" draw:layer="layout" svg:width="5.8cm" svg:height="1.099cm" svg:x="8.4cm" svg:y="16.1cm">
          <draw:text-box>
            <text:p>Inside the hospital</text:p>
          </draw:text-box>
        </draw:frame>
        <draw:frame draw:style-name="gr3" draw:text-style-name="P23" draw:layer="layout" svg:width="4cm" svg:height="0.962cm" svg:x="2cm" svg:y="17.438cm">
          <draw:text-box>
            <text:p text:style-name="P22">3 time steps</text:p>
          </draw:text-box>
        </draw:frame>
        <draw:frame draw:style-name="gr18" draw:text-style-name="P23" draw:layer="layout" svg:width="5.1cm" svg:height="1.673cm" svg:x="9.1cm" svg:y="17.4cm">
          <draw:text-box>
            <text:p text:style-name="P22">10 time steps</text:p>
          </draw:text-box>
        </draw:frame>
        <draw:line draw:style-name="gr19" draw:text-style-name="P3" draw:layer="layout" svg:x1="6.4cm" svg:y1="18cm" svg:x2="8.3cm" svg:y2="18cm">
          <text:p/>
        </draw:line>
        <draw:frame draw:style-name="gr3" draw:text-style-name="P25" draw:layer="layout" svg:width="1.2cm" svg:height="0.962cm" svg:x="6.5cm" svg:y="16.838cm">
          <draw:text-box>
            <text:p text:style-name="P24"><text:span text:style-name="T1">ill</text:span></text:p>
          </draw:text-box>
        </draw:frame>
        <draw:line draw:style-name="gr20" draw:text-style-name="P3" draw:layer="layout" svg:x1="6.3cm" svg:y1="18.3cm" svg:x2="7.7cm" svg:y2="20.538cm">
          <text:p/>
        </draw:line>
        <draw:frame draw:style-name="gr3" draw:text-style-name="P27" draw:layer="layout" svg:width="2.6cm" svg:height="0.962cm" svg:x="4.4cm" svg:y="18.9cm">
          <draw:text-box>
            <text:p text:style-name="P26">healthy</text:p>
          </draw:text-box>
        </draw:frame>
        <draw:frame draw:style-name="gr3" draw:text-style-name="P21" draw:layer="layout" svg:width="5.5cm" svg:height="0.962cm" svg:x="3.7cm" svg:y="19.7cm">
          <draw:text-box>
            <text:p>free_personnel++</text:p>
          </draw:text-box>
        </draw:frame>
        <draw:frame draw:style-name="gr3" draw:text-style-name="P21" draw:layer="layout" svg:width="5.5cm" svg:height="0.962cm" svg:x="15.6cm" svg:y="17.5cm">
          <draw:text-box>
            <text:p>free_personnel++</text:p>
          </draw:text-box>
        </draw:frame>
        <draw:line draw:style-name="gr21" draw:text-style-name="P3" draw:layer="layout" svg:x1="0.7cm" svg:y1="20.9cm" svg:x2="1.8cm" svg:y2="18cm">
          <text:p/>
        </draw:line>
        <draw:frame draw:style-name="gr3" draw:text-style-name="P21" draw:layer="layout" svg:width="5.5cm" svg:height="0.962cm" svg:x="-0.1cm" svg:y="18.538cm">
          <draw:text-box>
            <text:p>free_personnel--</text:p>
          </draw:text-box>
        </draw:frame>
        <draw:frame draw:style-name="gr22" draw:text-style-name="P21" draw:layer="layout" svg:width="8.1cm" svg:height="4.517cm" svg:x="0.2cm" svg:y="21.283cm">
          <draw:text-box>
            <text:p>if (free_personnel &gt;0 ) {</text:p>
            <text:p><text:tab/>assess.addPatient()</text:p>
            <text:p><text:tab/>free_personnell--;</text:p>
            <text:p>} else {</text:p>
            <text:p><text:tab/>waiting.addPatient()</text:p>
            <text:p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5:56:33.434141990</meta:creation-date>
    <dc:date>2019-11-14T18:47:22.399198153</dc:date>
    <meta:editing-duration>PT16M36S</meta:editing-duration>
    <meta:editing-cycles>8</meta:editing-cycles>
    <meta:generator>LibreOffice/6.1.4.2$Linux_X86_64 LibreOffice_project/10$Build-2</meta:generator>
    <meta:document-statistic meta:object-count="109"/>
  </office:meta>
</office:document-meta>
</file>